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662a5" officeooo:paragraph-rsid="001662a5"/>
    </style:style>
    <style:style style:name="P2" style:family="paragraph" style:parent-style-name="Standard">
      <style:text-properties style:font-name="Liberation Sans" fo:font-weight="normal" officeooo:rsid="00147f6f" officeooo:paragraph-rsid="00147f6f" style:font-weight-asian="normal" style:font-weight-complex="normal"/>
    </style:style>
    <style:style style:name="P3" style:family="paragraph" style:parent-style-name="Standard">
      <style:text-properties style:font-name="Liberation Sans" fo:font-weight="bold" officeooo:rsid="00147f6f" officeooo:paragraph-rsid="00147f6f" style:font-weight-asian="bold" style:font-weight-complex="bold"/>
    </style:style>
    <style:style style:name="P4" style:family="paragraph" style:parent-style-name="Standard">
      <style:text-properties style:font-name="Liberation Sans" fo:font-weight="bold" officeooo:rsid="0015cfbc" officeooo:paragraph-rsid="0015cfbc" style:font-weight-asian="bold" style:font-weight-complex="bold"/>
    </style:style>
    <style:style style:name="P5" style:family="paragraph" style:parent-style-name="Standard">
      <style:text-properties style:font-name="Liberation Sans" fo:font-weight="normal" officeooo:rsid="00147f6f" officeooo:paragraph-rsid="00147f6f" style:font-weight-asian="normal" style:font-weight-complex="normal"/>
    </style:style>
    <style:style style:name="P6" style:family="paragraph" style:parent-style-name="Standard" style:list-style-name="L1">
      <style:text-properties style:font-name="Liberation Sans" fo:font-weight="normal" officeooo:rsid="00147f6f" officeooo:paragraph-rsid="00147f6f" style:font-weight-asian="normal" style:font-weight-complex="normal"/>
    </style:style>
    <style:style style:name="P7" style:family="paragraph" style:parent-style-name="Standard" style:list-style-name="L2">
      <style:text-properties style:font-name="Liberation Sans" fo:font-weight="normal" officeooo:rsid="00147f6f" officeooo:paragraph-rsid="00147f6f" style:font-weight-asian="normal" style:font-weight-complex="normal"/>
    </style:style>
    <style:style style:name="P8" style:family="paragraph" style:parent-style-name="Standard" style:list-style-name="L7">
      <style:text-properties style:font-name="Liberation Sans" fo:font-weight="normal" officeooo:rsid="00147f6f" officeooo:paragraph-rsid="0017f4b0" style:font-weight-asian="normal" style:font-weight-complex="normal"/>
    </style:style>
    <style:style style:name="P9" style:family="paragraph" style:parent-style-name="Standard" style:list-style-name="L14">
      <style:text-properties style:font-name="Liberation Sans" fo:font-weight="normal" officeooo:rsid="00147f6f" officeooo:paragraph-rsid="0017f4b0" style:font-weight-asian="normal" style:font-weight-complex="normal"/>
    </style:style>
    <style:style style:name="P10" style:family="paragraph" style:parent-style-name="Standard">
      <style:text-properties style:font-name="Liberation Sans" fo:font-weight="normal" officeooo:rsid="00147f6f" officeooo:paragraph-rsid="0017f4b0" style:font-weight-asian="normal" style:font-weight-complex="normal"/>
    </style:style>
    <style:style style:name="P11" style:family="paragraph" style:parent-style-name="Standard">
      <style:text-properties style:font-name="Liberation Sans" fo:font-weight="normal" officeooo:rsid="001598d3" officeooo:paragraph-rsid="001598d3" style:font-weight-asian="normal" style:font-weight-complex="normal"/>
    </style:style>
    <style:style style:name="P12" style:family="paragraph" style:parent-style-name="Standard" style:list-style-name="L3">
      <style:text-properties style:font-name="Liberation Sans" fo:font-weight="normal" officeooo:rsid="001598d3" officeooo:paragraph-rsid="001598d3" style:font-weight-asian="normal" style:font-weight-complex="normal"/>
    </style:style>
    <style:style style:name="P13" style:family="paragraph" style:parent-style-name="Standard" style:list-style-name="L4">
      <style:text-properties style:font-name="Liberation Sans" fo:font-weight="normal" officeooo:rsid="001598d3" officeooo:paragraph-rsid="001598d3" style:font-weight-asian="normal" style:font-weight-complex="normal"/>
    </style:style>
    <style:style style:name="P14" style:family="paragraph" style:parent-style-name="Standard" style:list-style-name="L15">
      <style:text-properties style:font-name="Liberation Sans" fo:font-weight="normal" officeooo:rsid="001598d3" officeooo:paragraph-rsid="0017f4b0" style:font-weight-asian="normal" style:font-weight-complex="normal"/>
    </style:style>
    <style:style style:name="P15" style:family="paragraph" style:parent-style-name="Standard" style:list-style-name="L16">
      <style:text-properties style:font-name="Liberation Sans" fo:font-weight="normal" officeooo:rsid="001598d3" officeooo:paragraph-rsid="0017f4b0" style:font-weight-asian="normal" style:font-weight-complex="normal"/>
    </style:style>
    <style:style style:name="P16" style:family="paragraph" style:parent-style-name="Standard">
      <style:text-properties style:font-name="Liberation Sans" fo:font-weight="normal" officeooo:rsid="001598d3" officeooo:paragraph-rsid="0017f4b0" style:font-weight-asian="normal" style:font-weight-complex="normal"/>
    </style:style>
    <style:style style:name="P17" style:family="paragraph" style:parent-style-name="Standard">
      <style:text-properties style:font-name="Liberation Sans" fo:font-weight="normal" officeooo:rsid="0015cfbc" officeooo:paragraph-rsid="0015cfbc" style:font-weight-asian="normal" style:font-weight-complex="normal"/>
    </style:style>
    <style:style style:name="P18" style:family="paragraph" style:parent-style-name="Standard" style:list-style-name="L5">
      <style:text-properties style:font-name="Liberation Sans" fo:font-weight="normal" officeooo:rsid="0015cfbc" officeooo:paragraph-rsid="0015cfbc" style:font-weight-asian="normal" style:font-weight-complex="normal"/>
    </style:style>
    <style:style style:name="P19" style:family="paragraph" style:parent-style-name="Standard" style:list-style-name="L17">
      <style:text-properties style:font-name="Liberation Sans" fo:font-weight="normal" officeooo:rsid="0015cfbc" officeooo:paragraph-rsid="0017f4b0" style:font-weight-asian="normal" style:font-weight-complex="normal"/>
    </style:style>
    <style:style style:name="P20" style:family="paragraph" style:parent-style-name="Standard" style:list-style-name="L20">
      <style:text-properties style:font-name="Liberation Sans" fo:font-weight="normal" officeooo:rsid="0015cfbc" officeooo:paragraph-rsid="0017f4b0" style:font-weight-asian="normal" style:font-weight-complex="normal"/>
    </style:style>
    <style:style style:name="P21" style:family="paragraph" style:parent-style-name="Standard">
      <style:text-properties style:font-name="Liberation Sans" fo:font-weight="normal" officeooo:rsid="0015cfbc" officeooo:paragraph-rsid="0017f4b0" style:font-weight-asian="normal" style:font-weight-complex="normal"/>
    </style:style>
    <style:style style:name="P22" style:family="paragraph" style:parent-style-name="Standard" style:list-style-name="L18">
      <style:text-properties style:font-name="Liberation Sans" fo:font-weight="normal" officeooo:rsid="00186d62" officeooo:paragraph-rsid="0017f4b0" style:font-weight-asian="normal" style:font-weight-complex="normal"/>
    </style:style>
    <style:style style:name="P23" style:family="paragraph" style:parent-style-name="Standard">
      <style:text-properties style:font-name="Liberation Sans" fo:font-weight="normal" officeooo:rsid="00186d62" officeooo:paragraph-rsid="0017f4b0" style:font-weight-asian="normal" style:font-weight-complex="normal"/>
    </style:style>
    <style:style style:name="P24" style:family="paragraph" style:parent-style-name="Standard" style:list-style-name="L19">
      <style:text-properties style:font-name="Liberation Sans" fo:font-weight="normal" officeooo:rsid="00197de2" officeooo:paragraph-rsid="0017f4b0" style:font-weight-asian="normal" style:font-weight-complex="normal"/>
    </style:style>
    <style:style style:name="P25" style:family="paragraph" style:parent-style-name="Standard">
      <style:text-properties style:font-name="Liberation Sans" fo:font-weight="normal" officeooo:rsid="00197de2" officeooo:paragraph-rsid="0017f4b0" style:font-weight-asian="normal" style:font-weight-complex="normal"/>
    </style:style>
    <style:style style:name="P26" style:family="paragraph" style:parent-style-name="Standard">
      <style:text-properties style:font-name="Liberation Sans" fo:font-weight="bold" officeooo:rsid="0015cfbc" officeooo:paragraph-rsid="0017f4b0" style:font-weight-asian="bold" style:font-weight-complex="bold"/>
    </style:style>
    <style:style style:name="P27" style:family="paragraph" style:parent-style-name="Standard">
      <style:text-properties style:font-name="Liberation Sans" fo:font-weight="bold" officeooo:rsid="00147f6f" officeooo:paragraph-rsid="0017f4b0" style:font-weight-asian="bold" style:font-weight-complex="bold"/>
    </style:style>
    <style:style style:name="P28" style:family="paragraph" style:parent-style-name="Standard">
      <style:text-properties style:font-name="Liberation Sans" fo:font-weight="bold" officeooo:rsid="00186d62" officeooo:paragraph-rsid="0017f4b0" style:font-weight-asian="bold" style:font-weight-complex="bold"/>
    </style:style>
    <style:style style:name="P29" style:family="paragraph" style:parent-style-name="Standard">
      <style:text-properties style:font-name="Liberation Sans" fo:font-weight="bold" officeooo:rsid="00197de2" officeooo:paragraph-rsid="0017f4b0" style:font-weight-asian="bold" style:font-weight-complex="bold"/>
    </style:style>
    <style:style style:name="P30" style:family="paragraph">
      <style:paragraph-properties fo:line-height="150%"/>
    </style:style>
    <style:style style:name="P31" style:family="paragraph">
      <loext:graphic-properties draw:fill="none" draw:fill-color="#ffffff"/>
      <style:paragraph-properties fo:line-height="150%"/>
      <style:text-properties style:font-name="Liberation San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a34f" style:font-weight-asian="normal" style:font-weight-complex="normal"/>
    </style:style>
    <style:style style:name="T3" style:family="text">
      <style:text-properties fo:font-weight="normal" officeooo:rsid="00186d62" style:font-weight-asian="normal" style:font-weight-complex="normal"/>
    </style:style>
    <style:style style:name="T4" style:family="text">
      <style:text-properties fo:font-weight="normal" officeooo:rsid="00197de2" style:font-weight-asian="normal" style:font-weight-complex="normal"/>
    </style:style>
    <style:style style:name="T5" style:family="text">
      <style:text-properties officeooo:rsid="001598d3"/>
    </style:style>
    <style:style style:name="T6" style:family="text">
      <style:text-properties officeooo:rsid="00197de2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86d62" style:font-style-asian="italic" style:font-weight-asian="normal" style:font-style-complex="italic" style:font-weight-complex="normal"/>
    </style:style>
    <style:style style:name="T9" style:family="text">
      <style:text-properties officeooo:rsid="0017a34f"/>
    </style:style>
    <style:style style:name="T10" style:family="text">
      <style:text-properties officeooo:rsid="00186d6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" fo:font-weight="bold" style:font-weight-asian="bold" style:font-weight-complex="bold"/>
    </style:style>
    <style:style style:name="T13" style:family="text">
      <style:text-properties style:font-name="Liberation Sans"/>
    </style:style>
    <style:style style:name="T14" style:family="text">
      <style:text-properties style:font-name="Liberation Sans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9.0209in" fo:margin-left="0.1in" fo:margin-right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text:anchor-type="paragraph" draw:z-index="0" draw:name="Shape1" draw:style-name="gr1" draw:text-style-name="P31" svg:width="1.3441in" svg:height="9.0213in" svg:x="5.5717in" svg:y="0.002in"><draw:text-box><text:p text:style-name="P30"><text:span text:style-name="T12">Skills</text:span></text:p><text:p text:style-name="P30"><text:span text:style-name="T12">Languages</text:span></text:p><text:p text:style-name="P30"><text:span text:style-name="T13">Ruby</text:span></text:p><text:p text:style-name="P30"><text:span text:style-name="T13">JavaScript</text:span></text:p><text:p text:style-name="P30"><text:span text:style-name="T13">SQL</text:span></text:p><text:p text:style-name="P30"><text:span text:style-name="T13">HTML5</text:span></text:p><text:p text:style-name="P30"><text:span text:style-name="T13">CSS3</text:span></text:p><text:p text:style-name="P30"><text:span text:style-name="T13"/></text:p><text:p text:style-name="P30"><text:span text:style-name="T12">Frameworks</text:span></text:p><text:p text:style-name="P30"><text:span text:style-name="T14">React.js</text:span></text:p><text:p text:style-name="P30"><text:span text:style-name="T14">Redux</text:span></text:p><text:p text:style-name="P30"><text:span text:style-name="T14">Flux</text:span></text:p><text:p text:style-name="P30"><text:span text:style-name="T14">Ruby on Rails</text:span></text:p><text:p text:style-name="P30"><text:span text:style-name="T14"/></text:p><text:p text:style-name="P30"><text:span text:style-name="T12">Libraries</text:span></text:p><text:p text:style-name="P30"><text:span text:style-name="T14">Jquery</text:span></text:p><text:p text:style-name="P30"><text:span text:style-name="T14">Google Maps API</text:span></text:p><text:p text:style-name="P30"><text:span text:style-name="T14">FullCalendar</text:span></text:p><text:p text:style-name="P30"><text:span text:style-name="T14">AWS SDK</text:span></text:p><text:p text:style-name="P30"><text:span text:style-name="T14"/></text:p><text:p text:style-name="P30"><text:span text:style-name="T12">Tools</text:span></text:p><text:p text:style-name="P30"><text:span text:style-name="T14">NPM</text:span></text:p><text:p text:style-name="P30"><text:span text:style-name="T14">Webpack</text:span></text:p><text:p text:style-name="P30"><text:span text:style-name="T14">RSpec</text:span></text:p><text:p text:style-name="P30"><text:span text:style-name="T14">Git</text:span></text:p><text:p text:style-name="P30"><text:span text:style-name="T14"/></text:p><text:p text:style-name="P30"><text:span text:style-name="T14"/></text:p><text:p text:style-name="P30"><text:span text:style-name="T14"/></text:p><text:p text:style-name="P30"><text:span text:style-name="T14"/></text:p><text:p text:style-name="P30"><text:span text:style-name="T14"/></text:p></draw:text-box></draw:frame>Projects<text:span text:style-name="T5"> (Sole Developer)</text:span></text:p>
      <text:p text:style-name="P27"/>
      <text:p text:style-name="P27">Collectize<text:span text:style-name="T1"> | Full Stack</text:span><text:span text:style-name="T2"> | July, 2016</text:span><text:span text:style-name="T3"> </text:span><text:span text:style-name="T8">(Live: collectize.herokuapp.com)</text:span></text:p>
      <text:p text:style-name="P10"/>
      <text:p text:style-name="P10">Single page web app built on Ruby on Rails with Re<text:span text:style-name="T5">a</text:span>ct.<text:span text:style-name="T5"> Pinterest clone where you can sort and filter your pins.</text:span></text:p>
      <text:list xml:id="list1968687015867534103" text:style-name="L7">
        <text:list-item>
          <text:p text:style-name="P8">Flux pattern and Restful API.</text:p>
        </text:list-item>
        <text:list-item>
          <text:p text:style-name="P8">Join tables allow user defined characteristics on collections.</text:p>
        </text:list-item>
        <text:list-item>
          <text:p text:style-name="P8">SQL meta-programming enables advanced filters.</text:p>
        </text:list-item>
      </text:list>
      <text:p text:style-name="P10"/>
      <text:p text:style-name="P27">Chess <text:span text:style-name="T1">| Object Oriented Programming</text:span><text:span text:style-name="T2"> | May, 2016</text:span></text:p>
      <text:p text:style-name="P10"/>
      <text:list xml:id="list4108861824585401613" text:style-name="L14">
        <text:list-item>
          <text:p text:style-name="P9">Beautiful DRY code using SOLID design principles.</text:p>
        </text:list-item>
        <text:list-item>
          <text:p text:style-name="P9">Classes use public API with encapsulated internal logic.</text:p>
        </text:list-item>
        <text:list-item>
          <text:p text:style-name="P9">Dependency Inversion Principle keeps code elegant.</text:p>
        </text:list-item>
      </text:list>
      <text:p text:style-name="P10"/>
      <text:p text:style-name="P27">Wine Tours <text:span text:style-name="T1">| Front End</text:span><text:span text:style-name="T2"> | Nov, 2016</text:span></text:p>
      <text:p text:style-name="P10"/>
      <text:p text:style-name="P16">A web app where users find tourist destinations on a map, add them to their itinerary and schedule them on a calendar.</text:p>
      <text:list xml:id="list4686112270219371489" text:style-name="L15">
        <text:list-item>
          <text:p text:style-name="P14">Written in React and Redux.</text:p>
        </text:list-item>
        <text:list-item>
          <text:p text:style-name="P14">Gets data from CRM API.</text:p>
        </text:list-item>
        <text:list-item>
          <text:p text:style-name="P14">Users can filter by category and sub-category.</text:p>
        </text:list-item>
        <text:list-item>
          <text:p text:style-name="P14">Categories and sub-categories are generated dynamically from CRM API data.</text:p>
        </text:list-item>
      </text:list>
      <text:list xml:id="list8581614016359044047" text:style-name="L16">
        <text:list-item>
          <text:p text:style-name="P15">Uses Google Maps API for the map.</text:p>
        </text:list-item>
        <text:list-item>
          <text:p text:style-name="P15">Uses FullCalendar for the calendar.</text:p>
        </text:list-item>
        <text:list-item>
          <text:p text:style-name="P15">Uses AWS SDK for the email.</text:p>
        </text:list-item>
        <text:list-item>
          <text:p text:style-name="P15">Users keep their session without login using localStorage.</text:p>
        </text:list-item>
      </text:list>
      <text:p text:style-name="P16"/>
      <text:p text:style-name="P26">Work</text:p>
      <text:p text:style-name="P21"/>
      <text:p text:style-name="P26">TopTal <text:span text:style-name="T1">| </text:span><text:span text:style-name="T2">Dec, </text:span><text:span text:style-name="T1">2016 - present</text:span></text:p>
      <text:p text:style-name="P21"/>
      <text:p text:style-name="P21">A freelancing network of top freelancers. Passed a difficult screening process with a 3% acceptance rate.</text:p>
      <text:list xml:id="list2489066181125637385" text:style-name="L17">
        <text:list-item>
          <text:p text:style-name="P19">Help companies with React, Ruby on Rails, and API needs.</text:p>
        </text:list-item>
        <text:list-item>
          <text:p text:style-name="P19">Work with large and small companies.</text:p>
        </text:list-item>
        <text:list-item>
          <text:p text:style-name="P19">Adapt to company's tools, such as Pivotal Tracker and Git flow.</text:p>
        </text:list-item>
      </text:list>
      <text:p text:style-name="P21"/>
      <text:p text:style-name="P26">Logikbar <text:span text:style-name="T1">| </text:span><text:span text:style-name="T2">Nov, </text:span><text:span text:style-name="T1">2016 - present</text:span></text:p>
      <text:p text:style-name="P21"/>
      <text:p text:style-name="P21">I'm the sole developer at Logikbar where I've completed fully functional web apps according to client specifications such as Wine Tours. I mainly use Trello and Slack to coordinate with the rest of the team.</text:p>
      <text:p text:style-name="P27"><text:soft-page-break/><text:span text:style-name="T9">More </text:span>Projects</text:p>
      <text:p text:style-name="P27"/>
      <text:p text:style-name="P27"><text:span text:style-name="T10">Habit</text:span><text:span text:style-name="T1"> | </text:span><text:span text:style-name="T3">Bug Fixing </text:span><text:span text:style-name="T2">| </text:span><text:span text:style-name="T3">Dec, 2016</text:span></text:p>
      <text:p text:style-name="P10"/>
      <text:p text:style-name="P23">Brought onto the team to help with a launch push.</text:p>
      <text:list xml:id="list5136140652383746284" text:style-name="L18">
        <text:list-item>
          <text:p text:style-name="P22">Pivotal Tracker to coordinate with large team.</text:p>
        </text:list-item>
        <text:list-item>
          <text:p text:style-name="P22">Git practices for a large team.</text:p>
        </text:list-item>
        <text:list-item>
          <text:p text:style-name="P22">Tools like Aptible and Docker</text:p>
        </text:list-item>
        <text:list-item>
          <text:p text:style-name="P22">Primarily bug fixing in Ruby on Rails and React</text:p>
        </text:list-item>
        <text:list-item>
          <text:p text:style-name="P22">Refactor to DRY code while fixing bugs</text:p>
        </text:list-item>
      </text:list>
      <text:p text:style-name="P23"/>
      <text:p text:style-name="P28">Gold Rush Trail<text:span text:style-name="T1"> | Bug Fixing | Oct, 2016</text:span></text:p>
      <text:p text:style-name="P28"><text:span text:style-name="T1"/></text:p>
      <text:p text:style-name="P28"><text:span text:style-name="T1">Brought on to fix and finish a prior sole developer's buggy Ruby on Rails website.</text:span></text:p>
      <text:p text:style-name="P28"><text:span text:style-name="T1"/></text:p>
      <text:p text:style-name="P28">Word Chains <text:span text:style-name="T1">| Front End | Sept, 2016 </text:span><text:span text:style-name="T7">(Live: winterblack.github.io/Word-Chain/)</text:span></text:p>
      <text:p text:style-name="P28"><text:span text:style-name="T1"/></text:p>
      <text:p text:style-name="P28"><text:span text:style-name="T1">Javascript Breadth First Search.</text:span></text:p>
      <text:p text:style-name="P28"><text:span text:style-name="T1"/></text:p>
      <text:p text:style-name="P28">Knight's Trevails<text:span text:style-name="T1"> | Ruby | June, 2016</text:span></text:p>
      <text:p text:style-name="P28"><text:span text:style-name="T1"/></text:p>
      <text:p text:style-name="P28"><text:span text:style-name="T1">Ruby Depth First Search.</text:span></text:p>
      <text:p text:style-name="P28"><text:span text:style-name="T1"/></text:p>
      <text:p text:style-name="P28">Ghost<text:span text:style-name="T1"> | Object Oriented Programming | April, 2016</text:span></text:p>
      <text:p text:style-name="P28"><text:span text:style-name="T1"/></text:p>
      <text:p text:style-name="P28"><text:span text:style-name="T1">Game, player, and round objects. Player API is agnostic to computer or human player.</text:span></text:p>
      <text:p text:style-name="P28"><text:span text:style-name="T1"/></text:p>
      <text:p text:style-name="P28">Tower of Hanoi<text:span text:style-name="T1"> | Ruby Console Game | </text:span><text:span text:style-name="T4">Feb</text:span><text:span text:style-name="T1">, 2016</text:span></text:p>
      <text:p text:style-name="P28"><text:span text:style-name="T1"/></text:p>
      <text:p text:style-name="P28"><text:span text:style-name="T1">A ruby console game.</text:span></text:p>
      <text:p text:style-name="P28"><text:span text:style-name="T1"/></text:p>
      <text:p text:style-name="P28"><text:span text:style-name="T1"/></text:p>
      <text:p text:style-name="P29">Education</text:p>
      <text:p text:style-name="P29"/>
      <text:p text:style-name="P25"><text:span text:style-name="T11">App Academy</text:span> | March, 2016 </text:p>
      <text:list xml:id="list6692122384056830590" text:style-name="L19">
        <text:list-item>
          <text:p text:style-name="P24">Completed rigorous 1000 hour course independently. </text:p>
        </text:list-item>
        <text:list-item>
          <text:p text:style-name="P24">Curriculum focuses on coding best-practices including Object Oriented Programming, Agile Development, Test Driven Development, Data Structures and Algorithms. </text:p>
        </text:list-item>
      </text:list>
      <text:p text:style-name="P25"/>
      <text:p text:style-name="P25"><text:span text:style-name="T11">Sarah Lawrence College </text:span>| 2002 - 2007 </text:p>
      <text:list xml:id="list3164610850499821466" text:style-name="L20">
        <text:list-item>
          <text:p text:style-name="P20"><text:span text:style-name="T6">Courses of study include robotics, neuroscience, and 3D modelin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662a5" officeooo:paragraph-rsid="001662a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Wylliam Judd | (415) 604-6641 | wylliamjudd@gmail.com | winterblack.github.io/Wylliam-Jud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07:46:30.553977154</meta:creation-date>
    <meta:editing-duration>PT10M24S</meta:editing-duration>
    <meta:editing-cycles>4</meta:editing-cycles>
    <meta:generator>LibreOffice/5.1.4.2$Linux_X86_64 LibreOffice_project/10m0$Build-2</meta:generator>
    <dc:date>2017-01-05T10:01:36.005851977</dc:date>
    <meta:document-statistic meta:table-count="0" meta:image-count="0" meta:object-count="0" meta:page-count="2" meta:paragraph-count="53" meta:word-count="472" meta:character-count="2785" meta:non-whitespace-character-count="2387"/>
  </office:meta>
</office:document-meta>
</file>